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653in" fo:margin-left="-0.541in" table:align="left"/>
    </style:style>
    <style:style style:name="Table1.A" style:family="table-column">
      <style:table-column-properties style:column-width="1.3257in"/>
    </style:style>
    <style:style style:name="Table1.B" style:family="table-column">
      <style:table-column-properties style:column-width="2.0361in"/>
    </style:style>
    <style:style style:name="Table1.C" style:family="table-column">
      <style:table-column-properties style:column-width="4.403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orizontal_20_Line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Text_20_body">
      <style:paragraph-properties fo:text-align="start" style:justify-single-word="false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<text:span text:style-name="Strong_20_Emphasis"><text:span text:style-name="T1">Package</text:span></text:span></text:p>
            </table:table-cell>
            <table:table-cell table:style-name="Table1.A1" office:value-type="string">
              <text:p text:style-name="P5"><text:span text:style-name="Strong_20_Emphasis"><text:span text:style-name="T1">Key Classes</text:span></text:span></text:p>
            </table:table-cell>
            <table:table-cell table:style-name="Table1.A1" office:value-type="string">
              <text:p text:style-name="P5"><text:span text:style-name="Strong_20_Emphasis"><text:span text:style-name="T1">OOP / Design Principles Used</text:span></text:span></text:p>
            </table:table-cell>
          </table:table-row>
        </table:table-header-rows>
        <table:table-row>
          <table:table-cell table:style-name="Table1.A1" office:value-type="string">
            <text:p text:style-name="P4"><text:span text:style-name="Strong_20_Emphasis"><text:span text:style-name="T1">model</text:span></text:span></text:p>
          </table:table-cell>
          <table:table-cell table:style-name="Table1.A1" office:value-type="string">
            <text:p text:style-name="P6">User, Identity, Freelancer, Chef, Item, Food, Tool, Inventory, Skill</text:p>
          </table:table-cell>
          <table:table-cell table:style-name="Table1.A1" office:value-type="string">
            <text:p text:style-name="P1"><text:span text:style-name="T1">- </text:span><text:span text:style-name="Strong_20_Emphasis"><text:span text:style-name="T1">Abstraction:</text:span></text:span><text:span text:style-name="T1"> abstract classes- </text:span><text:span text:style-name="Strong_20_Emphasis"><text:span text:style-name="T1">Inheritance:</text:span></text:span><text:span text:style-name="T1"> Freelancer/Chef extend Identity- </text:span><text:span text:style-name="Strong_20_Emphasis"><text:span text:style-name="T1">Polymorphism:</text:span></text:span><text:span text:style-name="T1"> work() method overridden- </text:span><text:span text:style-name="Strong_20_Emphasis"><text:span text:style-name="T1">Composition:</text:span></text:span><text:span text:style-name="T1"> User has Identity, Inventory, Skill</text:span></text:p>
          </table:table-cell>
        </table:table-row>
        <table:table-row>
          <table:table-cell table:style-name="Table1.A1" office:value-type="string">
            <text:p text:style-name="P4"><text:span text:style-name="Strong_20_Emphasis"><text:span text:style-name="T1">controller</text:span></text:span></text:p>
          </table:table-cell>
          <table:table-cell table:style-name="Table1.A1" office:value-type="string">
            <text:p text:style-name="P6">GameController, UserController, RoutineController</text:p>
          </table:table-cell>
          <table:table-cell table:style-name="Table1.A1" office:value-type="string">
            <text:p text:style-name="P1"><text:span text:style-name="T1">- </text:span><text:span text:style-name="Strong_20_Emphasis"><text:span text:style-name="T1">Encapsulation:</text:span></text:span><text:span text:style-name="T1"> private fields, public methods- </text:span><text:span text:style-name="Strong_20_Emphasis"><text:span text:style-name="T1">Controller responsibility:</text:span></text:span><text:span text:style-name="T1"> updates model &amp; interacts with view</text:span></text:p>
          </table:table-cell>
        </table:table-row>
        <table:table-row>
          <table:table-cell table:style-name="Table1.A1" office:value-type="string">
            <text:p text:style-name="P4"><text:span text:style-name="Strong_20_Emphasis"><text:span text:style-name="T1">services</text:span></text:span></text:p>
          </table:table-cell>
          <table:table-cell table:style-name="Table1.A1" office:value-type="string">
            <text:p text:style-name="P6">MarketService, JobService, FoodService, EventService</text:p>
          </table:table-cell>
          <table:table-cell table:style-name="Table1.A1" office:value-type="string">
            <text:p text:style-name="P1"><text:span text:style-name="T1">- </text:span><text:span text:style-name="Strong_20_Emphasis"><text:span text:style-name="T1">Single Responsibility Principle:</text:span></text:span><text:span text:style-name="T1"> each service handles one domain- </text:span><text:span text:style-name="Strong_20_Emphasis"><text:span text:style-name="T1">Loose Coupling:</text:span></text:span><text:span text:style-name="T1"> services interface with model and controller</text:span></text:p>
          </table:table-cell>
        </table:table-row>
        <table:table-row>
          <table:table-cell table:style-name="Table1.A1" office:value-type="string">
            <text:p text:style-name="P4"><text:span text:style-name="Strong_20_Emphasis"><text:span text:style-name="T1">view</text:span></text:span></text:p>
          </table:table-cell>
          <table:table-cell table:style-name="Table1.A1" office:value-type="string">
            <text:p text:style-name="P6">MainFrame, LoginPanel, GamePanel, ShopPanel</text:p>
          </table:table-cell>
          <table:table-cell table:style-name="Table1.A1" office:value-type="string">
            <text:p text:style-name="P1"><text:span text:style-name="T1">- </text:span><text:span text:style-name="Strong_20_Emphasis"><text:span text:style-name="T1">Java Swing GUI:</text:span></text:span><text:span text:style-name="T1"> JFrame, JPanel, JTable, JButton, JTextField- </text:span><text:span text:style-name="Strong_20_Emphasis"><text:span text:style-name="T1">Separation of Concerns:</text:span></text:span><text:span text:style-name="T1"> dedicated panels for each view</text:span></text:p>
          </table:table-cell>
        </table:table-row>
        <table:table-row>
          <table:table-cell table:style-name="Table1.A1" office:value-type="string">
            <text:p text:style-name="P4"><text:span text:style-name="Strong_20_Emphasis"><text:span text:style-name="T1">utils</text:span></text:span></text:p>
          </table:table-cell>
          <table:table-cell table:style-name="Table1.A1" office:value-type="string">
            <text:p text:style-name="P6">Timer, GameSaver, RandomUtil</text:p>
          </table:table-cell>
          <table:table-cell table:style-name="Table1.A1" office:value-type="string">
            <text:p text:style-name="P6">- Utility classes for reusable functionality</text:p>
          </table:table-cell>
        </table:table-row>
        <table:table-row>
          <table:table-cell table:style-name="Table1.A1" office:value-type="string">
            <text:p text:style-name="P4"><text:span text:style-name="Strong_20_Emphasis"><text:span text:style-name="T1">main</text:span></text:span></text:p>
          </table:table-cell>
          <table:table-cell table:style-name="Table1.A1" office:value-type="string">
            <text:p text:style-name="P6">Main, GameLauncher</text:p>
          </table:table-cell>
          <table:table-cell table:style-name="Table1.A1" office:value-type="string">
            <text:p text:style-name="P6">- Application entry point: Main launches Swing app</text:p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main</text:p>
      <text:p text:style-name="P3">├─ Main / GameLauncher</text:p>
      <text:p text:style-name="P3">│ <text:s text:c="2"/>└─ ▶ Controller</text:p>
      <text:p text:style-name="P3">│ <text:s text:c="6"/>توضیح: نقطه شروع برنامه، ایجاد Controller و راه‌اندازی View</text:p>
      <text:p text:style-name="P3">│</text:p>
      <text:p text:style-name="P3"/>
      <text:p text:style-name="P3"/>
      <text:p text:style-name="P3">controller</text:p>
      <text:p text:style-name="P3">├─ LoginController</text:p>
      <text:p text:style-name="P3">│ <text:s text:c="2"/>└─ ▶ UserController / Database / View</text:p>
      <text:p text:style-name="P3">│ <text:s text:c="6"/>توضیح: مدیریت ورود کاربر، اعتبارسنجی و فراخوانی سرویس‌ها</text:p>
      <text:p text:style-name="P3">├─ RegisterController</text:p>
      <text:p text:style-name="P3">│ <text:s text:c="2"/>└─ ▶ UserController / Database / View</text:p>
      <text:p text:style-name="P3">│ <text:s text:c="6"/>توضیح: مدیریت ثبت‌نام کاربر و ذخیره داده‌ها در دیتابیس</text:p>
      <text:p text:style-name="P3">├─ UserController</text:p>
      <text:p text:style-name="P3">│ <text:s text:c="2"/>└─ ▶ User / Services / View</text:p>
      <text:p text:style-name="P3">│ <text:s text:c="6"/>توضیح: هماهنگ‌کننده عملیات کاربر با سرویس‌ها و نمایش داده‌ها</text:p>
      <text:p text:style-name="P3">├─ RoutineController</text:p>
      <text:p text:style-name="P3">│ <text:s text:c="2"/>└─ ▶ User / Services / View</text:p>
      <text:p text:style-name="P3">│ <text:s text:c="6"/>توضیح: مدیریت روتین‌های روزانه کاربر و اعمال تغییرات انرژی/Skill</text:p>
      <text:p text:style-name="P3">├─ GameController</text:p>
      <text:p text:style-name="P3">│ <text:s text:c="2"/>└─ ▶ User / Services / View</text:p>
      <text:p text:style-name="P3">│ <text:s text:c="6"/>توضیح: مدیریت چرخه اصلی بازی و اعمال قوانین روزانه</text:p>
      <text:p text:style-name="P3">│ <text:s text:c="2"/>└─ ActionResult</text:p>
      <text:p text:style-name="P3">│ <text:s text:c="6"/>توضیح: خروجی عملیات GameController برای View</text:p>
      <text:p text:style-name="P3"/>
      <text:p text:style-name="P3"/>
      <text:p text:style-name="P3">database</text:p>
      <text:p text:style-name="P3">├─ DatabaseConnection</text:p>
      <text:p text:style-name="P3">│ <text:s text:c="2"/>└─ ▶ SQL / Services</text:p>
      <text:p text:style-name="P3">│ <text:s text:c="6"/>توضیح: مدیریت اتصال به دیتابیس و اجرای queryها</text:p>
      <text:p text:style-name="P3"><text:soft-page-break/>├─ DatabaseUtil</text:p>
      <text:p text:style-name="P3">│ <text:s text:c="2"/>└─ ▶ DatabaseConnection / Model</text:p>
      <text:p text:style-name="P3">│ <text:s text:c="6"/>توضیح: متدهای کمکی برای ذخیره و بارگذاری داده‌ها</text:p>
      <text:p text:style-name="P3">└─ jobـquest.sql</text:p>
      <text:p text:style-name="P3"><text:s text:c="4"/>توضیح: اسکریپت ایجاد جدول‌ها و داده‌های اولیه</text:p>
      <text:p text:style-name="P3"/>
      <text:p text:style-name="P3"/>
      <text:p text:style-name="P3"/>
      <text:p text:style-name="P3">model</text:p>
      <text:p text:style-name="P3">├─ User</text:p>
      <text:p text:style-name="P3">│ <text:s text:c="2"/>└─ ▶ Identity / Item / Skill / Inventory</text:p>
      <text:p text:style-name="P3">│ <text:s text:c="6"/>توضیح: داده‌های کاربر، انرژی، بالانس، آیتم‌ها و مهارت‌ها</text:p>
      <text:p text:style-name="P3">├─ Identity</text:p>
      <text:p text:style-name="P3">│ <text:s text:c="2"/>└─ ▶ User</text:p>
      <text:p text:style-name="P3">│ <text:s text:c="6"/>توضیح: کلاس پایه هویت کاربر با متد performDailyWork</text:p>
      <text:p text:style-name="P3">│ <text:s text:c="2"/>├─ Doctor / Chef / Freelancer / Programmer / Designer / Typer</text:p>
      <text:p text:style-name="P3">│ <text:s text:c="6"/>توضیح: پیاده‌سازی رفتار اختصاصی هر هویت</text:p>
      <text:p text:style-name="P3">├─ Item</text:p>
      <text:p text:style-name="P3">│ <text:s text:c="2"/>└─ ▶ User / Inventory</text:p>
      <text:p text:style-name="P3">│ <text:s text:c="6"/>توضیح: کلاس پایه آیتم‌ها</text:p>
      <text:p text:style-name="P3">│ <text:s text:c="2"/>├─ Food</text:p>
      <text:p text:style-name="P3">│ <text:s text:c="2"/>│ <text:s text:c="2"/>└─ ▶ User</text:p>
      <text:p text:style-name="P3">│ <text:s text:c="2"/>│ <text:s text:c="6"/>توضیح: افزایش انرژی کاربر هنگام مصرف</text:p>
      <text:p text:style-name="P3">│ <text:s text:c="2"/>└─ Tool</text:p>
      <text:p text:style-name="P3">│ <text:s text:c="6"/>└─ ▶ User / Skill</text:p>
      <text:p text:style-name="P3">│ <text:s text:c="10"/>توضیح: افزایش Skill کاربر هنگام استفاده</text:p>
      <text:p text:style-name="P3">├─ Skill</text:p>
      <text:p text:style-name="P3">│ <text:s text:c="2"/>└─ ▶ User</text:p>
      <text:p text:style-name="P3">│ <text:s text:c="6"/>توضیح: نگهداری نام و سطح مهارت‌ها</text:p>
      <text:p text:style-name="P3">├─ Inventory</text:p>
      <text:p text:style-name="P3">│ <text:s text:c="2"/>└─ ▶ Item / User</text:p>
      <text:p text:style-name="P3"><text:soft-page-break/>│ <text:s text:c="6"/>توضیح: مدیریت آیتم‌های کاربر</text:p>
      <text:p text:style-name="P3">├─ IdentityOption</text:p>
      <text:p text:style-name="P3">│ <text:s text:c="2"/>└─ ▶ Identity</text:p>
      <text:p text:style-name="P3">│ <text:s text:c="6"/>توضیح: گزینه‌های انتخاب هویت در بازی</text:p>
      <text:p text:style-name="P3">├─ سایر کلاس‌ها (Chef, Designer, Programmer, Typer)</text:p>
      <text:p text:style-name="P3">│ <text:s text:c="2"/>توضیح: پیاده‌سازی اختصاصی هر نقش و رفتارهای ویژه</text:p>
      <text:p text:style-name="P3"/>
      <text:p text:style-name="P3"/>
      <text:p text:style-name="P3"/>
      <text:p text:style-name="P3">services</text:p>
      <text:p text:style-name="P3">├─ JobService</text:p>
      <text:p text:style-name="P3">│ <text:s text:c="2"/>└─ ▶ User / Identity</text:p>
      <text:p text:style-name="P3">│ <text:s text:c="6"/>توضیح: اجرای کار روزانه و پرداخت حقوق</text:p>
      <text:p text:style-name="P3">├─ MarketService</text:p>
      <text:p text:style-name="P3">│ <text:s text:c="2"/>└─ ▶ User / Item / Database</text:p>
      <text:p text:style-name="P3">│ <text:s text:c="6"/>توضیح: خرید و فروش آیتم‌ها</text:p>
      <text:p text:style-name="P3">├─ FoodService</text:p>
      <text:p text:style-name="P3">│ <text:s text:c="2"/>└─ ▶ User / Food</text:p>
      <text:p text:style-name="P3">│ <text:s text:c="6"/>توضیح: مصرف غذا و بازگرداندن انرژی</text:p>
      <text:p text:style-name="P3">└─ EventService</text:p>
      <text:p text:style-name="P3"><text:s text:c="4"/>└─ ▶ User / Services / RandomUtil</text:p>
      <text:p text:style-name="P3"><text:s text:c="8"/>توضیح: مدیریت رویدادهای تصادفی و اثر آن‌ها بر کاربر</text:p>
      <text:p text:style-name="P3"/>
      <text:p text:style-name="P3"/>
      <text:p text:style-name="P3">utils</text:p>
      <text:p text:style-name="P3">├─ GameSaver</text:p>
      <text:p text:style-name="P3">│ <text:s text:c="2"/>└─ ▶ User / Database</text:p>
      <text:p text:style-name="P3">│ <text:s text:c="6"/>توضیح: ذخیره و بارگذاری وضعیت بازی</text:p>
      <text:p text:style-name="P3">├─ RandomUtil</text:p>
      <text:p text:style-name="P3">│ <text:s text:c="2"/>└─ ▶ Services</text:p>
      <text:p text:style-name="P3">│ <text:s text:c="6"/>توضیح: تولید اعداد تصادفی برای رویدادها و بازی</text:p>
      <text:p text:style-name="P3"><text:soft-page-break/>├─ Timer</text:p>
      <text:p text:style-name="P3">│ <text:s text:c="2"/>└─ ▶ Services</text:p>
      <text:p text:style-name="P3">│ <text:s text:c="6"/>توضیح: مدیریت زمان و اجرای عملیات زمان‌بندی شده</text:p>
      <text:p text:style-name="P3">└─ Timer$1</text:p>
      <text:p text:style-name="P3"><text:s text:c="4"/>توضیح: کلاس داخلی برای listener یا callback تایمر</text:p>
      <text:p text:style-name="P3"/>
      <text:p text:style-name="P3"/>
      <text:p text:style-name="P3"/>
      <text:p text:style-name="P3">view</text:p>
      <text:p text:style-name="P3">├─ MainFrame</text:p>
      <text:p text:style-name="P3">│ <text:s text:c="2"/>└─ ▶ Panels / Controller</text:p>
      <text:p text:style-name="P3">│ <text:s text:c="6"/>توضیح: قاب اصلی بازی، مدیریت پنل‌ها و Layout</text:p>
      <text:p text:style-name="P3">├─ LoginPanel / RegisterPanel</text:p>
      <text:p text:style-name="P3">│ <text:s text:c="2"/>└─ ▶ Controller</text:p>
      <text:p text:style-name="P3">│ <text:s text:c="6"/>توضیح: دریافت ورودی کاربر و ارسال به Controller</text:p>
      <text:p text:style-name="P3">├─ GamePanel</text:p>
      <text:p text:style-name="P3">│ <text:s text:c="2"/>└─ ▶ Controller / Services</text:p>
      <text:p text:style-name="P3">│ <text:s text:c="6"/>توضیح: نمایش دنیای بازی و اطلاعات کاربر</text:p>
      <text:p text:style-name="P3">├─ ShopPanel</text:p>
      <text:p text:style-name="P3">│ <text:s text:c="2"/>└─ ▶ MarketService / User / Item</text:p>
      <text:p text:style-name="P3">│ <text:s text:c="6"/>توضیح: نمایش و خرید/فروش آیتم‌ها</text:p>
      <text:p text:style-name="P3">└─ TaskDialog</text:p>
      <text:p text:style-name="P3"><text:s text:c="4"/>└─ ▶ GameController</text:p>
      <text:p text:style-name="P3"><text:s text:c="8"/>توضیح: نمایش وظایف و نتایج کار روزانه</text:p>
      <text:p text:style-name="P3"/>
      <text:p text:style-name="P3"/>
      <text:p text:style-name="P3"/>
      <text:p text:style-name="P3">ALTER TABLE users</text:p>
      <text:p text:style-name="P3">ADD COLUMN health INT DEFAULT 100,</text:p>
      <text:p text:style-name="P3">ADD COLUMN energy INT DEFAULT 100000,</text:p>
      <text:p text:style-name="P3">ADD COLUMN inventory TEXT,</text:p>
      <text:p text:style-name="P3"><text:soft-page-break/>ADD COLUMN skills TEXT,</text:p>
      <text:p text:style-name="P3">ADD COLUMN blocked_until BIGINT DEFAULT 0,</text:p>
      <text:p text:style-name="P3">ADD COLUMN last_sickness_time BIGINT DEFAULT 0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4:54:49.143793922</meta:creation-date>
    <dc:date>2025-09-17T15:53:14.611037732</dc:date>
    <meta:editing-duration>PT47M21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6" meta:paragraph-count="130" meta:word-count="686" meta:character-count="4198" meta:non-whitespace-character-count="3368"/>
  </office:meta>
</office:document-meta>
</file>